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2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</text:span><text:span text:style-name="Hyperlink">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3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4"><text:a xlink:href="https://stats.stackexchange.com/questions/288261/why-is-max-pooling-necessary-in-convolutional-neural-networks" office:target-frame-name="_top" xlink:show="replace"><text:span text:style-name="Hyperlink">https://stats.stackexchange.com/questions/288261/why-is-max-pooling-necessary-in-convolutional-neural-networks</text:span></text:a></text:p>
        </text:list-item>
        <text:list-item>
          <text:p text:style-name="P25"><text:a xlink:href="https://towardsdatascience.com/a-comprehensive-guide-to-convolutional-neural-networks-the-eli5-way-3bd2b1164a53" office:target-frame-name="_top" xlink:show="replace"><text:span text:style-name="Hyperlink">https://towardsdatascience.com/a-comprehensive-guide-to-convolutional-neural-networks-the-eli5-way-3bd2b1164a53</text:span></text:a><text:s/></text:p>
        </text:list-item>
        <text:list-item>
          <text:p text:style-name="P26"><text:a xlink:href="https://www.quora.com/Why-do-we-use-pooling-layer-in-convolutional-neural-networks" office:target-frame-name="_top" xlink:show="replace"><text:span text:style-name="Hyperlink">https://www.quora.com/Why-do-we-use-pooling-layer-in-convolutional-neural-networks</text:span></text:a></text:p>
        </text:list-item>
        <text:list-item>
          <text:p text:style-name="P27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28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29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0"><text:a xlink:href="https://www.khanacademy.org/math/multivariable-calculus/applications-of-multivariable-derivatives/optimizing-multivariable-functions/a/what-is-gradient-descent" office:target-frame-name="_top" xlink:show="replace"><text:span text:style-name="Hyperlink">https://www.khanacademy.org/math/multivariable-calculus/applications-of-multivariable-derivatives/optimizing-multivariable-functions/a/what-is-gradient-descent</text:span></text:a><text:s/>(3d Loss Function Plot)</text:p>
        </text:list-item>
        <text:list-item>
          <text:p text:style-name="P31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 operation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3-27T12:41:00Z</dc:date>
    <meta:template xlink:href="Normal.dotm" xlink:type="simple"/>
    <meta:editing-cycles>31</meta:editing-cycles>
    <meta:editing-duration>PT0S</meta:editing-duration>
    <meta:document-statistic meta:page-count="2" meta:paragraph-count="12" meta:word-count="857" meta:character-count="6250" meta:row-count="45" meta:non-whitespace-character-count="5405"/>
  </office:meta>
</office:document-meta>
</file>